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fo:text-align="justify"/>
    </style:style>
    <style:style style:name="P2" style:parent-style-name="Kop1" style:family="paragraph">
      <style:paragraph-properties fo:text-align="justify"/>
    </style:style>
    <style:style style:name="P3" style:parent-style-name="Standaard" style:family="paragraph">
      <style:paragraph-properties fo:text-align="justify"/>
      <style:text-properties fo:font-size="12pt" style:font-size-asian="12pt"/>
    </style:style>
    <style:style style:name="P4" style:parent-style-name="Standaard" style:family="paragraph">
      <style:paragraph-properties fo:text-align="justify"/>
    </style:style>
    <style:style style:name="T5" style:parent-style-name="Standaardalinea-lettertype" style:family="text">
      <style:text-properties fo:font-size="12pt" style:font-size-asian="12pt" style:text-underline-type="single" style:text-underline-style="solid" style:text-underline-width="auto" style:text-underline-mode="continuous"/>
    </style:style>
    <style:style style:name="T6" style:parent-style-name="Standaardalinea-lettertype" style:family="text">
      <style:text-properties fo:font-size="12pt" style:font-size-asian="12pt"/>
    </style:style>
    <style:style style:name="P7" style:parent-style-name="Standaard" style:family="paragraph">
      <style:paragraph-properties fo:text-align="justify"/>
    </style:style>
    <style:style style:name="T8" style:parent-style-name="Standaardalinea-lettertype" style:family="text">
      <style:text-properties fo:font-size="12pt" style:font-size-asian="12pt" style:text-underline-type="single" style:text-underline-style="solid" style:text-underline-width="auto" style:text-underline-mode="continuous"/>
    </style:style>
    <style:style style:name="T9" style:parent-style-name="Standaardalinea-lettertype" style:family="text">
      <style:text-properties fo:font-size="12pt" style:font-size-asian="12pt"/>
    </style:style>
    <style:style style:name="T10" style:parent-style-name="Standaardalinea-lettertype" style:family="text">
      <style:text-properties fo:font-size="12pt" style:font-size-asian="12pt"/>
    </style:style>
    <style:style style:name="T11" style:parent-style-name="Standaardalinea-lettertype" style:family="text">
      <style:text-properties fo:font-size="12pt" style:font-size-asian="12pt"/>
    </style:style>
    <style:style style:name="P12" style:parent-style-name="Standaard" style:family="paragraph">
      <style:paragraph-properties fo:text-align="justify"/>
    </style:style>
    <style:style style:name="T13" style:parent-style-name="Standaardalinea-lettertype" style:family="text">
      <style:text-properties fo:font-size="12pt" style:font-size-asian="12pt" style:text-underline-type="single" style:text-underline-style="solid" style:text-underline-width="auto" style:text-underline-mode="continuous"/>
    </style:style>
    <style:style style:name="T14" style:parent-style-name="Standaardalinea-lettertype" style:family="text">
      <style:text-properties fo:font-size="12pt" style:font-size-asian="12pt"/>
    </style:style>
    <style:style style:name="T15" style:parent-style-name="Standaardalinea-lettertype" style:family="text">
      <style:text-properties fo:font-size="12pt" style:font-size-asian="12pt"/>
    </style:style>
    <style:style style:name="T16" style:parent-style-name="Standaardalinea-lettertype" style:family="text">
      <style:text-properties fo:font-size="12pt" style:font-size-asian="12pt"/>
    </style:style>
    <style:style style:name="P17" style:parent-style-name="Standaard" style:family="paragraph">
      <style:paragraph-properties fo:text-align="justify"/>
    </style:style>
    <style:style style:name="T18" style:parent-style-name="Standaardalinea-lettertype" style:family="text">
      <style:text-properties fo:font-size="12pt" style:font-size-asian="12pt" style:text-underline-type="single" style:text-underline-style="solid" style:text-underline-width="auto" style:text-underline-mode="continuous"/>
    </style:style>
    <style:style style:name="T19" style:parent-style-name="Standaardalinea-lettertype" style:family="text">
      <style:text-properties fo:font-size="12pt" style:font-size-asian="12pt"/>
    </style:style>
    <style:style style:name="P20" style:parent-style-name="Standaard" style:family="paragraph">
      <style:paragraph-properties fo:break-before="page"/>
      <style:text-properties fo:hyphenate="true"/>
    </style:style>
    <style:style style:name="P21" style:parent-style-name="Kop1" style:family="paragraph">
      <style:paragraph-properties fo:text-align="justify"/>
    </style:style>
    <style:style style:name="P22" style:parent-style-name="Standaard" style:family="paragraph">
      <style:paragraph-properties fo:text-align="justify"/>
      <style:text-properties fo:font-size="12pt" style:font-size-asian="12pt"/>
    </style:style>
    <style:style style:name="P23" style:parent-style-name="Standaard" style:family="paragraph">
      <style:paragraph-properties fo:text-align="justify"/>
    </style:style>
    <style:style style:name="T24" style:parent-style-name="Standaardalinea-lettertype" style:family="text">
      <style:text-properties fo:font-size="12pt" style:font-size-asian="12pt" style:text-underline-type="single" style:text-underline-style="solid" style:text-underline-width="auto" style:text-underline-mode="continuous"/>
    </style:style>
    <style:style style:name="T25" style:parent-style-name="Standaardalinea-lettertype" style:family="text">
      <style:text-properties fo:font-size="12pt" style:font-size-asian="12pt"/>
    </style:style>
    <style:style style:name="P26" style:parent-style-name="Standaard" style:family="paragraph">
      <style:paragraph-properties fo:text-align="justify"/>
    </style:style>
    <style:style style:name="T27" style:parent-style-name="Standaardalinea-lettertype" style:family="text">
      <style:text-properties fo:font-size="12pt" style:font-size-asian="12pt" style:text-underline-type="single" style:text-underline-style="solid" style:text-underline-width="auto" style:text-underline-mode="continuous"/>
    </style:style>
    <style:style style:name="T28" style:parent-style-name="Standaardalinea-lettertype" style:family="text">
      <style:text-properties fo:font-size="12pt" style:font-size-asian="12pt"/>
    </style:style>
    <style:style style:name="P29" style:parent-style-name="Standaard" style:family="paragraph">
      <style:paragraph-properties fo:text-align="justify"/>
    </style:style>
    <style:style style:name="T30" style:parent-style-name="Standaardalinea-lettertype" style:family="text">
      <style:text-properties fo:font-size="12pt" style:font-size-asian="12pt" style:text-underline-type="single" style:text-underline-style="solid" style:text-underline-width="auto" style:text-underline-mode="continuous"/>
    </style:style>
    <style:style style:name="T31" style:parent-style-name="Standaardalinea-lettertype" style:family="text">
      <style:text-properties fo:font-size="12pt" style:font-size-asian="12pt"/>
    </style:style>
    <style:style style:name="P32" style:parent-style-name="Standaard" style:family="paragraph">
      <style:paragraph-properties fo:break-before="page"/>
      <style:text-properties fo:hyphenate="true"/>
    </style:style>
    <style:style style:name="P33" style:parent-style-name="Kop1" style:family="paragraph">
      <style:paragraph-properties fo:text-align="justify">
        <style:tab-stops>
          <style:tab-stop style:type="left" style:position="2.5in"/>
        </style:tab-stops>
      </style:paragraph-properties>
    </style:style>
    <style:style style:name="P34" style:parent-style-name="Standaard" style:family="paragraph">
      <style:paragraph-properties fo:text-align="justify"/>
      <style:text-properties fo:font-size="12pt" style:font-size-asian="12pt"/>
    </style:style>
    <style:style style:name="P35" style:parent-style-name="Standaard" style:family="paragraph">
      <style:paragraph-properties fo:text-align="justify"/>
    </style:style>
    <style:style style:name="T36" style:parent-style-name="Standaardalinea-lettertype" style:family="text">
      <style:text-properties fo:font-size="12pt" style:font-size-asian="12pt" style:text-underline-type="single" style:text-underline-style="solid" style:text-underline-width="auto" style:text-underline-mode="continuous"/>
    </style:style>
    <style:style style:name="T37" style:parent-style-name="Standaardalinea-lettertype" style:family="text">
      <style:text-properties fo:font-size="12pt" style:font-size-asian="12pt"/>
    </style:style>
    <style:style style:name="P38" style:parent-style-name="Standaard" style:family="paragraph">
      <style:paragraph-properties fo:text-align="justify"/>
    </style:style>
    <style:style style:name="T39" style:parent-style-name="Standaardalinea-lettertype" style:family="text">
      <style:text-properties fo:font-size="12pt" style:font-size-asian="12pt" style:text-underline-type="single" style:text-underline-style="solid" style:text-underline-width="auto" style:text-underline-mode="continuous"/>
    </style:style>
    <style:style style:name="T40" style:parent-style-name="Standaardalinea-lettertype" style:family="text">
      <style:text-properties fo:font-size="12pt" style:font-size-asian="12pt"/>
    </style:style>
    <style:style style:name="P41" style:parent-style-name="Standaard" style:family="paragraph">
      <style:paragraph-properties fo:text-align="justify"/>
    </style:style>
    <style:style style:name="T4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43" style:parent-style-name="Standaardalinea-lettertype" style:family="text">
      <style:text-properties fo:font-size="12pt" style:font-size-asian="12pt" style:font-size-complex="12pt"/>
    </style:style>
    <style:style style:name="P44" style:parent-style-name="Standaard" style:family="paragraph">
      <style:paragraph-properties fo:break-before="page"/>
      <style:text-properties fo:hyphenate="true"/>
    </style:style>
    <style:style style:name="P45" style:parent-style-name="Kop1" style:family="paragraph">
      <style:paragraph-properties fo:text-align="justify"/>
    </style:style>
    <style:style style:name="P46" style:parent-style-name="Standaard" style:family="paragraph">
      <style:paragraph-properties fo:text-align="justify"/>
    </style:style>
    <style:style style:name="T47" style:parent-style-name="Standaardalinea-lettertype" style:family="text">
      <style:text-properties fo:font-size="12pt" style:font-size-asian="12pt" style:text-underline-type="single" style:text-underline-style="solid" style:text-underline-width="auto" style:text-underline-mode="continuous"/>
    </style:style>
    <style:style style:name="T48" style:parent-style-name="Standaardalinea-lettertype" style:family="text">
      <style:text-properties fo:font-size="12pt" style:font-size-asian="12pt"/>
    </style:style>
    <style:style style:name="P49" style:parent-style-name="Standaard" style:family="paragraph">
      <style:paragraph-properties fo:text-align="justify"/>
    </style:style>
    <style:style style:name="T50" style:parent-style-name="Standaardalinea-lettertype" style:family="text">
      <style:text-properties fo:font-size="12pt" style:font-size-asian="12pt" style:text-underline-type="single" style:text-underline-style="solid" style:text-underline-width="auto" style:text-underline-mode="continuous"/>
    </style:style>
    <style:style style:name="T51" style:parent-style-name="Standaardalinea-lettertype" style:family="text">
      <style:text-properties fo:font-size="12pt" style:font-size-asian="12pt"/>
    </style:style>
    <style:style style:name="P52" style:parent-style-name="Standaard" style:family="paragraph">
      <style:paragraph-properties fo:text-align="justify"/>
    </style:style>
    <style:style style:name="T5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4" style:parent-style-name="Standaardalinea-lettertype" style:family="text">
      <style:text-properties fo:font-size="12pt" style:font-size-asian="12pt" style:font-size-complex="12pt"/>
    </style:style>
    <style:style style:name="T55" style:parent-style-name="Standaardalinea-lettertype" style:family="text">
      <style:text-properties fo:font-size="12pt" style:font-size-asian="12pt" style:font-size-complex="12pt"/>
    </style:style>
    <style:style style:name="T56" style:parent-style-name="Standaardalinea-lettertype" style:family="text">
      <style:text-properties fo:font-size="12pt" style:font-size-asian="12pt" style:font-size-complex="12pt"/>
    </style:style>
    <style:style style:name="P57" style:parent-style-name="Standaard" style:family="paragraph">
      <style:paragraph-properties fo:text-align="justify"/>
    </style:style>
    <style:style style:name="T5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59" style:parent-style-name="Standaardalinea-lettertype" style:family="text">
      <style:text-properties fo:font-size="12pt" style:font-size-asian="12pt" style:font-size-complex="12pt"/>
    </style:style>
    <style:style style:name="T60" style:parent-style-name="Standaardalinea-lettertype" style:family="text">
      <style:text-properties fo:font-size="12pt" style:font-size-asian="12pt" style:font-size-complex="12pt"/>
    </style:style>
    <style:style style:name="T61" style:parent-style-name="Standaardalinea-lettertype" style:family="text">
      <style:text-properties fo:font-size="12pt" style:font-size-asian="12pt" style:font-size-complex="12pt"/>
    </style:style>
    <style:style style:name="P62" style:parent-style-name="Standaard" style:family="paragraph">
      <style:paragraph-properties fo:text-align="justify"/>
    </style:style>
  </office:automatic-styles>
  <office:body>
    <office:text text:use-soft-page-breaks="true">
      <text:p text:style-name="P1">SWOT-analyse Kristof Vandenbroucke</text:p>
      <text:h text:style-name="P2" text:outline-level="1">Sterktes</text:h>
      <text:p text:style-name="P3">Het analyseren van sterktes van jezelf is geen gemakkelijke taak. Van nature probeer ik altijd een bescheiden persoon te zijn en niet te pochen met eventuele sterktes, goede eigenschappen, etc. Wat volgt is een opsomming van enkele eigenschappen waarvan ik van mezelf vind<text:s/>waarin<text:s/>ik goed in ben of die ik apprecieer aan mezelf.</text:p>
      <text:p text:style-name="P4"><text:span text:style-name="T5">Correcte, eenduidige en verstaanbare communicatie:</text:span><text:span text:style-name="T6"><text:s/>Dit is iets waar op mijn vorige opleiding, de lerarenopleiding, hard op werd gehamerd. Probeer altijd uw vragen, antwoorden, feedback,… zo goed mogelijk te formuleren zodanig dat iedereen het kan begrijpen. Er is niets zo frustrerend als requirements van een applicatie die vaag zijn, een vraag waar meerdere antwoorden op van toepassing zijn, een antwoord waar geen structuur in zit enz. Zeker omdat ik vind dat deze verwarring vaak kan vermeden worden door bepaalde zaken nog eens met een kritisch oog na te lezen of te herbekijken.<text:s/></text:span></text:p>
      <text:p text:style-name="P7"><text:span text:style-name="T8">Geduld en stressbestendigheid:</text:span><text:span text:style-name="T9"><text:s/>Dit is iets waar ik veel medestudenten in de knoop mee heb zien liggen. Zeker als informaticus, zal je al wel eens in contact zijn gekomen met een stukje code dat niet werkt en je niet weet waarom niet. Je probeert verschillende mogelijke oplossingen, verricht opzoekwerk, om uiteindelijk nog altijd met dezelfde bug te blijven zitten. Doorgaans sla</text:span><text:span text:style-name="T10">ag</text:span><text:span text:style-name="T11"><text:s/>ik er wel in hier vrij rustig en gefocust bij te blijven. Hetzelfde bij drukke periodes, zoals een examenperiode. Ik voel de stress wel maar laat me er niet negatief door beïnvloeden. Dit kan ook wel zijn nadelen hebben maar daarover later meer.</text:span></text:p>
      <text:p text:style-name="P12"><text:span text:style-name="T13">Gedrevenheid en motivatie:<text:s/></text:span><text:span text:style-name="T14">Als ik een project of taak krijg waar ik de meerwaarde van inzie</text:span><text:span text:style-name="T15">,</text:span><text:span text:style-name="T16"><text:s/>dan kan ik hier vaak uren aan een stuk aan door werken. Vaak probeer ik hierbij ook op zoek te gaan naar eventuele verbeteringen of aanpassingen eens de vereiste specificaties voltooid zijn om het project te bevorderen.<text:s/></text:span></text:p>
      <text:p text:style-name="P17"><text:span text:style-name="T18">Presenteren voor een groep:</text:span><text:span text:style-name="T19"><text:s/>Een beetje samenhangend met de communicatie van eerder is dit iets dat me voornamelijk is aangeleerd geweest op de lerarenopleiding. Tijdens de verschillende stages die ik aan deze opleiding genoot, heb ik reeds veel ervaring kunnen opdoen met het staan en spreken voor een relatief grote groep. Zeker aan de opleiding toegepaste informatica heb ik gemerkt dat er veel studenten zijn die bepaalde zaken goed kunnen uitleggen in een één op één situatie, maar zodra ze voor een grotere groep moeten staan, wegkwijnen onder de druk/ schrik. Niet dat ik geen stress ervaar als ik moet praten voor een grotere groep, maar als ik me voldoende heb voorbereid wordt dit eerder beperkt tot een minimum.</text:span></text:p>
      <text:p text:style-name="P20"/>
      <text:soft-page-break/>
      <text:h text:style-name="P21" text:outline-level="1">Zwaktes</text:h>
      <text:p text:style-name="P22">Net zoals bij de sterktes, is het ook niet gemakkelijk om over je zwaktes te praten. Je geeft namelijk niet graag prijs in wat je minder goed bent aan een eventuele werknemer. Zeker omdat dit ook mee een eventuele sollicitatie kan beïnvloeden. Wat wel zo is, is dat dit beter op voorhand geweten kan zijn, dan als een verrassing tijdens de werkuren tijdens een stage of tijdens een feitelijke job.</text:p>
      <text:p text:style-name="P23"><text:span text:style-name="T24">Uitstelgedrag:<text:s/></text:span><text:span text:style-name="T25">Iets wat me al jaren achtervolgd is uitstelgedrag. Elk jaar maak ik mezelf wel de belofte om hieraan te werken maar vaak tevergeefs. Het is over de jaren heen al wel verbeterd maar ikzelf vind het nog altijd niet optimaal. Doorheen de opleidingen ben ik vaak de dupe geweest van opstapelende deadlines. Het is nog nooit zover gekomen dat ik deadlines niet haalde doordat ik mezelf in tijdsnood bevond maar er zijn wel al momenten geweest dat de kwaliteit van bepaalde stukken tekst, programmacode, analysewerk,.. hieronder geleden hebben. Ondanks verschillende pogingen, denk ik dat dit iets is dat me nog enkele jaren gaat bijblijven.<text:s/></text:span></text:p>
      <text:p text:style-name="P26"><text:span text:style-name="T27">Slordig- en verstrooidheid:<text:s/></text:span><text:span text:style-name="T28">Ik vind dat beiden gepaard met elkaar gaan. Zowel door mijn slordigheid als mijn verstrooidheid durft mijn administratie en archief bijvoorbeeld overhoop en onoverzichtelijk te geraken. Ikzelf geraak er meestal wel aan uit maar voor mensen die hier niet aan gewend zijn kan dit soms een helse taak zijn om er aan uit te geraken. Dit is iets wat ik hen ook helemaal niet kwalijk kan nemen natuurlijk. De verstrooidheid komt ook af en toe aan bod bij het vergeten van zaken thuis of op een ander medium, waardoor ik in de problemen kan geraken. Om dit te counteren, probeer ik wel altijd alternatieven te voorzien opdat ik toch altijd vooruit kan.</text:span></text:p>
      <text:p text:style-name="P29"><text:span text:style-name="T30">Verliezen van kennis:</text:span><text:span text:style-name="T31"><text:s/>Dit klinkt misschien als iets heel absurd maar zeker als ik bepaalde materie voor lange tijd niet nodig heb gehad, begin ik zaken al snel te vergeten. Zeker voor de vakken aan de opleidingen die minder praktisch ingesteld waren, gebeurt het dat ik bepaalde basiskennis vergeten ben als men er plots achter zou vragen. Als ik me hier op voorhand kan op voorbereiden komt de eens vergaren kennis wel gauw terug. Ikzelf kan dit soms heel frustrerend vinden doordat ik weet dat het iets is dat ik ooit geweten heb maar nu niet met zekerheid kan zeggen. Ook bijvoorbeeld bij sommige programmeertalen waar ik vaak ettelijke uren mee heb gespendeerd kan het soms na een langere periode even duren tegen ik terug op mijn oude tempo ben.<text:s/></text:span></text:p>
      <text:p text:style-name="P32"/>
      <text:soft-page-break/>
      <text:h text:style-name="P33" text:outline-level="1">Opportuniteiten</text:h>
      <text:p text:style-name="P34">De opportuniteiten die hier volgen zijn vooral zaken waar ik mij in de nabije toekomst op wil toespitsen. Deze zaken hoeven niet zozeer volledig verwezenlijkt te worden maar het is wel iets waar ik me mee wil bezig houden.</text:p>
      <text:p text:style-name="P35"><text:span text:style-name="T36">Werkervaring:<text:s/></text:span><text:span text:style-name="T37">Mits wat vakantiewerk in de sector hier en daar heb ik nog niet veel werkervaring kunnen opdoen. Dit is iets wat ik zo snel mogelijk wil zien veranderen. Daarom is het ook de bedoeling eens ik definitief van de schoolbanken ben, om zo snel mogelijk aan de slag te kunnen gaan. Eens ik mijn eerste, echte job heb gevonden, is dit ook iets waar ik echt voor wil gaan en niet kijk op een paar uur meer of minder. Ik ben van mening, zeker in de eerste jaren als je nog geen kinderen hebt, je bereid moet zijn om lange dagen te draaien. Ik bezie het dan ook als een uitdaging om zo goed mogelijk werk te leveren voor de toekomstige werkgever en hier alles in mijn macht voor proberen te doen om dit te realiseren. Zeker voor een eerste werkervaring neemt de werkgever een zeker risico omdat hij maar weinig referentiemateriaal heeft dat kan bewijzen dat jij de geknipte persoon voor de job bent. Dit risico mag dan ook beloond worden.</text:span></text:p>
      <text:p text:style-name="P38"><text:span text:style-name="T39">Exploratie en diversiteit in het werkveld:</text:span><text:span text:style-name="T40"><text:s/>In de informaticawereld zijn er veel opportuniteiten om in contact te komen met verschillende bedrijven, verschillende werksferen, verschillende ontwikkeltechnieken etc. Dit is iets waarmee ik me zeker wil bezig houden eens ik aan de slag ga. Een voor de hand liggend voorbeeld is een job als consultant binnenin een consultancybedrijf. Hierin krijg je dan de optie om geregeld eens van project/werkomgeving te veranderen. Het gevolg hiervan is dat je op een redelijk secure manier kan veranderen en exploreren. Je blijft werknemer voor een specifiek consultancykantoor, maar krijgt wel de afwisseling door de verschillende projecten. Bedrijven komen met hun IT-gerelateerde problemen naar het consultancykantoor, zoekende naar een oplossing. Deze oplossing wordt dan voorzien door het kantoor. Dit is een strategie waarin ik mij enorm hard interesseer en iets waar ik later ook zeker hoop deel van te kunnen uitmaken.<text:s/></text:span></text:p>
      <text:p text:style-name="P41"><text:span text:style-name="T42">Combineren van de diploma’s:</text:span><text:span text:style-name="T43"><text:s/>Een droomscenario zou zijn dat ik uiteindelijk mijn beide diploma’s optimaal benut worden. Een mogelijk scenario dat ik deze visie ondersteunt is om na enkele jaren werkervaring over de schakelen op een functie als docent in een hogeschool. Op deze manier kan ik de kennis en de ervaring vergaart tijdens de opleiding en de werkjaren combineren met de didactische inzichten van de lerarenopleiding</text:span></text:p>
      <text:p text:style-name="P44"/>
      <text:soft-page-break/>
      <text:h text:style-name="P45" text:outline-level="1">Risico’s</text:h>
      <text:p text:style-name="P46"><text:span text:style-name="T47">Werkervaring:</text:span><text:span text:style-name="T48"><text:s/>Doordat ik een relatief lange periode gestudeerd denk ik dat ik op de arbeidsmarkt ga moeten opboksen tegen mensen die al reeds vele jaren aan de slag zijn in het domein. Dit is natuurlijk iets dat altijd van toepassing zal zijn, maar ergens denk ik ook dat dit zal gelden voor mensen van mijn leeftijdscategorie. Mede hierdoor, is het de bedoeling om zo snel mogelijk aan de slag te kunnen gaan om deze achterstand te kunnen overbruggen.</text:span></text:p>
      <text:p text:style-name="P49"><text:span text:style-name="T50">Concurrentie:</text:span><text:span text:style-name="T51"><text:s/>Doorheen de verschillende vakken die ik genoten heb aan de opleiding toegepaste informatica heb ik meermaals het gevoel gehad dat ik de materie wel verstond en kon toepassen, maar dat er wel altijd iemand beter was onder de medestudenten. Ergens vrees ik dat deze trend zich gaat voortzetten in de zoektocht naar een job waardoor dat ik misschien meermaals uit de boot zal vallen bij de selecties. Hopelijk is dit iets dat ik kan counteren met mijn overige kwaliteiten.</text:span></text:p>
      <text:p text:style-name="P52"><text:span text:style-name="T53">Dubbel werk:</text:span><text:span text:style-name="T54"><text:s/>Bij het programmeren gebeurt het soms nog steeds dat ik bepaalde methodes en klassen meermaals moet herschrijven. Bij een van onze vakken hebben we enkele design patronen besproken die kunnen gebruikt worden om dit probleem te counteren, maar ik pas het niet altijd even correct toe.<text:s/></text:span><text:span text:style-name="T55">Het gevolg hiervan is dat ik bepaalde stukken code meermaals moet (her)schrijven.</text:span><text:span text:style-name="T56"><text:s/>Dit resulteert dan in meer tijd gespendeerd aan eenzelfde stukje code of werk.<text:s/></text:span></text:p>
      <text:p text:style-name="P57"><text:span text:style-name="T58">Mobiliteit:<text:s/></text:span><text:span text:style-name="T59">In een droomscenario zou ik graag mij verplaatsen van en naar het werk met de fiets of te voet. Ik besef ook echter dat dit in de realiteit niet altijd zal mogelijk zijn. Zeker in een job als bijvoorbeeld<text:s/></text:span><text:span text:style-name="T60">consultant,<text:s/></text:span><text:span text:style-name="T61">moeten er soms relatief grote afstanden overbrugd worden. In dergelijke scenario’s zal het (momenteel) niet mogelijk zijn om dit op een rendabele manier te doen zonder een auto. Ik hoop ten zeerste dat ik een job of een project kan vinden waarbij dit niet nodig zal zijn, maar besef ook wel dat ik hierin misschien wel een toegeving zal moeten doen.</text:span></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18-04-16T14:22:00Z</meta:creation-date>
    <dc:date>2018-04-17T12:05:00Z</dc:date>
    <meta:template xlink:href="Normal.dotm" xlink:type="simple"/>
    <meta:editing-cycles>5</meta:editing-cycles>
    <meta:editing-duration>PT48120S</meta:editing-duration>
    <meta:document-statistic meta:page-count="4" meta:paragraph-count="19" meta:word-count="1488" meta:character-count="9653" meta:row-count="68" meta:non-whitespace-character-count="8184"/>
  </office:meta>
</office:document-meta>
</file>